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457603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588" calcext:value-type="float">
            <text:p>127.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7603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4544" calcext:value-type="float">
            <text:p>127.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7603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8344" calcext:value-type="float">
            <text:p>126.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7603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7488" calcext:value-type="float">
            <text:p>126.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7603</text:p>
          </table:table-cell>
          <table:table-cell office:value-type="string" calcext:value-type="string">
            <text:p>202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396" calcext:value-type="float">
            <text:p>126.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7603</text:p>
          </table:table-cell>
          <table:table-cell office:value-type="string" calcext:value-type="string">
            <text:p>201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5672" calcext:value-type="float">
            <text:p>126.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7603</text:p>
          </table:table-cell>
          <table:table-cell office:value-type="string" calcext:value-type="string">
            <text:p>2018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9096" calcext:value-type="float">
            <text:p>125.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7603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9472" calcext:value-type="float">
            <text:p>125.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7603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2312" calcext:value-type="float">
            <text:p>124.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7603</text:p>
          </table:table-cell>
          <table:table-cell office:value-type="string" calcext:value-type="string">
            <text:p>201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4984" calcext:value-type="float">
            <text:p>124.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7603</text:p>
          </table:table-cell>
          <table:table-cell office:value-type="string" calcext:value-type="string">
            <text:p>201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3544" calcext:value-type="float">
            <text:p>123.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7603</text:p>
          </table:table-cell>
          <table:table-cell office:value-type="string" calcext:value-type="string">
            <text:p>201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488" calcext:value-type="float">
            <text:p>123.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7603</text:p>
          </table:table-cell>
          <table:table-cell office:value-type="string" calcext:value-type="string">
            <text:p>201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1352" calcext:value-type="float">
            <text:p>123.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7603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4776" calcext:value-type="float">
            <text:p>123.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7603</text:p>
          </table:table-cell>
          <table:table-cell office:value-type="string" calcext:value-type="string">
            <text:p>200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6488" calcext:value-type="float">
            <text:p>122.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7603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3816" calcext:value-type="float">
            <text:p>122.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7603</text:p>
          </table:table-cell>
          <table:table-cell office:value-type="string" calcext:value-type="string">
            <text:p>200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0016" calcext:value-type="float">
            <text:p>123.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7603</text:p>
          </table:table-cell>
          <table:table-cell office:value-type="string" calcext:value-type="string">
            <text:p>2006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9536" calcext:value-type="float">
            <text:p>122.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